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imes New Roman" fo:font-size="11pt" fo:language="it" fo:country="IT" style:font-size-asian="11pt" style:font-name-complex="Times New Roman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0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1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3" style:family="paragraph" style:parent-style-name="Standard"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normal" fo:background-color="#ffff99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bold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fo:background-color="#ffff9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fo:background-color="#ffff00" style:font-size-asian="11pt" style:font-weight-asian="normal" style:font-name-complex="Times New Roman" style:font-size-complex="11pt" style:font-weight-complex="normal"/>
    </style:style>
    <style:style style:name="P21" style:family="paragraph" style:parent-style-name="Standard"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#33ff99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left="1.755cm" fo:margin-right="0cm" fo:text-align="justify" style:justify-single-word="false" fo:text-indent="0cm" style:auto-text-indent="false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6" style:family="paragraph" style:parent-style-name="Standard" style:master-page-name="">
      <style:paragraph-properties fo:margin-left="1.755cm" fo:margin-right="0cm" fo:text-align="justify" style:justify-single-word="false" fo:text-indent="0cm" style:auto-text-indent="false" style:page-number="auto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7" style:family="paragraph" style:parent-style-name="Caption">
      <style:paragraph-properties fo:padding="0cm" fo:border="none"/>
      <style:text-properties style:font-name="Times New Roman" fo:font-size="11pt" style:font-size-asian="11pt" style:font-size-complex="11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32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weight="bold" fo:background-color="#ffff66" style:font-weight-asian="bold" style:font-weight-complex="bold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language="it" fo:country="IT" fo:font-weight="bold" style:font-weight-asian="bold" style:font-name-complex="Times New Roman"/>
    </style:style>
    <style:style style:name="T7" style:family="text">
      <style:text-properties fo:language="it" fo:country="IT" fo:font-weight="bold" style:font-weight-asian="bold" style:font-name-complex="Times New Roman" style:font-weight-complex="bold"/>
    </style:style>
    <style:style style:name="T8" style:family="text">
      <style:text-properties fo:language="it" fo:country="IT" fo:font-weight="normal" fo:background-color="#ffff66" style:font-weight-asian="normal" style:font-weight-complex="normal"/>
    </style:style>
    <style:style style:name="T9" style:family="text">
      <style:text-properties fo:language="it" fo:country="IT" fo:font-weight="normal" fo:background-color="#ffff00" style:font-weight-asian="normal" style:font-weight-complex="normal"/>
    </style:style>
    <style:style style:name="T10" style:family="text">
      <style:text-properties fo:language="it" fo:country="IT" fo:font-weight="normal" fo:background-color="#ffff00" style:font-weight-asian="normal" style:font-name-complex="Times New Roman" style:font-weight-complex="normal"/>
    </style:style>
    <style:style style:name="T11" style:family="text">
      <style:text-properties fo:language="it" fo:country="IT" fo:font-weight="normal" fo:background-color="transparent" style:font-weight-asian="normal" style:font-weight-complex="normal"/>
    </style:style>
    <style:style style:name="T12" style:family="text">
      <style:text-properties fo:language="it" fo:country="IT" fo:font-weight="normal" fo:background-color="transparent" style:font-weight-asian="normal" style:font-name-complex="Times New Roman" style:font-weight-complex="normal"/>
    </style:style>
    <style:style style:name="T13" style:family="text">
      <style:text-properties fo:language="it" fo:country="IT" fo:font-weight="normal" style:font-weight-asian="normal" style:font-name-complex="Times New Roman" style:font-weight-complex="normal"/>
    </style:style>
    <style:style style:name="T14" style:family="text">
      <style:text-properties fo:language="it" fo:country="IT" style:font-name-complex="Times New Roman"/>
    </style:style>
    <style:style style:name="T15" style:family="text">
      <style:text-properties fo:language="it" fo:country="IT" fo:background-color="#ffff00" style:font-name-complex="Times New Roman"/>
    </style:style>
    <style:style style:name="T16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17" style:family="text">
      <style:text-properties fo:language="it" fo:country="IT" style:text-underline-style="solid" style:text-underline-width="auto" style:text-underline-color="font-color" style:font-name-complex="Times New Roman"/>
    </style:style>
    <style:style style:name="T18" style:family="text">
      <style:text-properties fo:language="it" fo:country="IT" fo:background-color="#33ff99" style:font-name-complex="Times New Roman"/>
    </style:style>
    <style:style style:name="T19" style:family="text">
      <style:text-properties fo:language="it" fo:country="IT" fo:font-style="italic" style:font-style-asian="italic" style:font-name-complex="Times New Roman" style:font-style-complex="italic"/>
    </style:style>
    <style:style style:name="T20" style:family="text">
      <style:text-properties fo:background-color="#ffff66"/>
    </style:style>
    <style:style style:name="T21" style:family="text">
      <style:text-properties style:use-window-font-color="true" fo:language="it" fo:country="IT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2" style:family="text">
      <style:text-properties style:use-window-font-color="true" fo:language="it" fo:country="IT" style:text-underline-style="none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3" style:family="text">
      <style:text-properties style:use-window-font-color="true" fo:language="it" fo:country="IT" style:text-underline-style="none" fo:font-weight="normal" fo:background-color="#ffff00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style="normal" fo:font-weight="normal" fo:background-color="#ffff99" style:font-style-asian="normal" style:font-weight-asian="normal" style:font-style-complex="normal" style:font-weight-complex="normal"/>
    </style:style>
    <style:style style:name="T26" style:family="text">
      <style:text-properties style:use-window-font-color="true" fo:font-style="normal" fo:font-weight="normal" fo:background-color="#66ffff" style:font-style-asian="normal" style:font-weight-asian="normal" style:font-style-complex="normal" style:font-weight-complex="normal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fo:background-color="#66ff99" style:font-weight-asian="normal" style:font-name-complex="Times New Roman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fo:background-color="#66ff9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fo:background-color="#ffff9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fo:background-color="#66ffff" style:font-style-asian="normal" style:font-weight-asian="normal" style:font-style-complex="normal" style:font-weight-complex="normal"/>
    </style:style>
    <style:style style:name="T35" style:family="text">
      <style:text-properties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ETTORE PIANIFICAZIONE TERRITORIALE </text:p>
      <text:p text:style-name="P2">Servizio Edilizia Privata</text:p>
      <text:p text:style-name="P1"/>
      <text:p text:style-name="P21"><text:span text:style-name="T16">DATA</text:span><text:span text:style-name="T14">: </text:span><text:span text:style-name="T14">[onload.data_presentazione]</text:span><text:span text:style-name="T14"> <text:s text:c="2"/></text:span><text:span text:style-name="T16">PROTOCOLLO</text:span><text:span text:style-name="T14">: </text:span><text:span text:style-name="T14">[protocollo]</text:span></text:p>
      <text:p text:style-name="P6"/>
      <text:p text:style-name="P21"><text:span text:style-name="T16">RICHIEDENTE:</text:span><text:span text:style-name="T14"> </text:span><text:span text:style-name="T14">[elenco_richiedenti]</text:span></text:p>
      <text:p text:style-name="P6"/>
      <text:p text:style-name="P21"><text:span text:style-name="T16">PROGETTISTA:</text:span><text:span text:style-name="T14"> </text:span><text:span text:style-name="T14">[elenco_progettisti]</text:span></text:p>
      <text:p text:style-name="P6"/>
      <text:p text:style-name="P21"><text:span text:style-name="T16">INTERVENTO:</text:span><text:span text:style-name="T14"> </text:span><text:span text:style-name="T14">[oggetto] [ubicazione]</text:span></text:p>
      <text:p text:style-name="P11"/>
      <text:p text:style-name="P11"/>
      <text:p text:style-name="P11">INQUADRAMENTO URBANISTICO</text:p>
      <text:p text:style-name="P21"><text:span text:style-name="T6">P.R.I.S. <text:s/>[zone_piano_1] </text:span><text:span text:style-name="T13">(decaduto) <text:s text:c="8"/></text:span><text:span text:style-name="T10"><text:s/>(lasciare solo in caso di sanatorie in epoca di vigenza del piano)</text:span></text:p>
      <text:p text:style-name="P1">P.U.C.</text:p>
      <text:p text:style-name="P1">[zone_piano_6]</text:p>
      <text:p text:style-name="P1">[zone_piano_7]</text:p>
      <text:p text:style-name="P21"><text:span text:style-name="T6">P.T.C.P.</text:span><text:span text:style-name="T14"> </text:span></text:p>
      <text:p text:style-name="P21"><text:span text:style-name="T14">Assetto Insediativo<text:tab/><text:tab/></text:span><text:span text:style-name="T14">[zone_piano_4]</text:span></text:p>
      <text:p text:style-name="P21"><text:span text:style-name="T14">Assetto Geomorfologico<text:tab/></text:span><text:span text:style-name="T14">[zone_piano_3]</text:span></text:p>
      <text:p text:style-name="P21"><text:span text:style-name="T14">Assetto Vegetazionale<text:tab/><text:tab/></text:span><text:span text:style-name="T14">[zone_piano_5]</text:span></text:p>
      <text:p text:style-name="P6"/>
      <text:p text:style-name="P27">PIANI DI BACINO</text:p>
      <text:p text:style-name="P21"><text:span text:style-name="T14">Suscettività al Dissesto di versante<text:tab/></text:span><text:span text:style-name="T14">[zone_piano_8]</text:span></text:p>
      <text:p text:style-name="P21"><text:span text:style-name="T14">Fasce di inondabilità<text:tab/><text:tab/> <text:s text:c="11"/></text:span><text:span text:style-name="T14">[zone_piano_2]</text:span></text:p>
      <text:p text:style-name="P6"><text:tab/></text:p>
      <text:p text:style-name="P11"/>
      <text:p text:style-name="P21"><text:span text:style-name="T16">VINCOLI</text:span><text:span text:style-name="T14">: </text:span><text:span text:style-name="T15">(da completare o precisare)</text:span><text:span text:style-name="T18"> nessuno/ininfluente</text:span></text:p>
      <text:p text:style-name="P26">idrogeologico ai sensi della LR. n.4/99</text:p>
      <text:p text:style-name="P25">attraversamento specie ambienti aperti (PUC - tav. D.F. 1.5.1 …...)</text:p>
      <text:p text:style-name="P25">area boscata CTR1993</text:p>
      <text:p text:style-name="P25">area percorsa da incendio anno 2003</text:p>
      <text:p text:style-name="P25">paesaggistico ai sensi del D.Lgs 42/04</text:p>
      <text:p text:style-name="P13"><text:s text:c="19"/>architettonico ai sensi del D.Lgs 42/04</text:p>
      <text:p text:style-name="P11"/>
      <text:p text:style-name="P6"/>
      <text:p text:style-name="P21"><text:span text:style-name="T16">PARERI</text:span><text:span text:style-name="T17">:</text:span></text:p>
      <text:list xml:id="list7906454556183174165" text:style-name="L1">
        <text:list-item>
          <text:p text:style-name="P29"><text:span text:style-name="T14">parere [pareri.parere;block=tbs:p] espresso da </text:span><text:span text:style-name="T7">[pareri.ente]</text:span><text:span text:style-name="T14"> con nota n° [pareri.numero_parere] in data [pareri.data_rilascio] recepito agli atti al prot. n° [pareri.protocollo_ricezione] in data [pareri.data_ricezione], contenente le seguenti prescrizioni: </text:span><text:span text:style-name="T19">[pareri.prescrizioni]</text:span><text:span text:style-name="T14">;</text:span></text:p>
        </text:list-item>
      </text:list>
      <text:p text:style-name="P6"/>
      <text:p text:style-name="P12">DESCRIZIONE DELLE OPERE:</text:p>
      <text:p text:style-name="P7"/>
      <text:p text:style-name="P7">[oggetto]</text:p>
      <text:p text:style-name="P7"/>
      <text:p text:style-name="P12">PARERE DI CONFORMITA’:</text:p>
      <text:p text:style-name="P23"><text:span text:style-name="T2">P.T.C.P. : </text:span><text:span text:style-name="T3">Nulla da rilevare in nessuno degli assetti.</text:span></text:p>
      <text:p text:style-name="P7"><text:span text:style-name="T2">P.T.C.P.Area Centrale Ligure : </text:span>L’intervento non ricade in zona interessata dal piano <text:span text:style-name="T20">(precisare conforme/non conforme in quanto.....)</text:span></text:p>
      <text:p text:style-name="P7"><text:span text:style-name="T2">SUA : </text:span>in ambito …...... <text:span text:style-name="T20">(precisare conforme/non conforme... in quanto....)</text:span></text:p>
      <text:p text:style-name="P23"><text:span text:style-name="T4">P.R.I.S. <text:s/></text:span><text:span text:style-name="T8">(las</text:span><text:span text:style-name="T9">ciare solo in caso di sanatorie in epoca di vigenza del piano) conforme/non conforme in quanto...</text:span></text:p>
      <text:p text:style-name="P22"><text:span text:style-name="T5">P.U.C. :</text:span><text:span text:style-name="T11"> </text:span><text:span text:style-name="T12">Nulla da rilevare</text:span><text:span text:style-name="T11"> / </text:span><text:span text:style-name="T21">l'interv</text:span><text:span text:style-name="T21">ento è compatibile con</text:span><text:span text:style-name="T22"> la Normativa generale di attuazione e </text:span><text:span text:style-name="T21">con le norme di livello puntuale paesistico</text:span><text:span text:style-name="T22"> del PUC </text:span><text:span text:style-name="T23">(ad eccezione della deroga richiesta delle NdLP art......... (riportare eventualmente lo stralcio)</text:span></text:p>
      <text:p text:style-name="P22"><text:span text:style-name="T6">REGOLAMENTO EDILIZIO : <text:s/></text:span><text:span text:style-name="T14">Nulla da rilevare o non conforme ai disposti dell'art..... </text:span><text:span text:style-name="T15">(riportare stralcio </text:span><text:soft-page-break/><text:span text:style-name="T15">del RE relativo)</text:span></text:p>
      <text:p text:style-name="P3">BARRIERE ARCHITETTONICHE: <text:span text:style-name="T27">il progettista ha prodotto relazione specifica, elaborato grafico con indicazione percorsi e relativa dichiarazione</text:span></text:p>
      <text:p text:style-name="P17">PREVENZIONE INCENDI : <text:span text:style-name="T29">Il progettista dichiara che l'intervento non è soggetto alle norme di prevenzione incendi/o è soggetto …....</text:span></text:p>
      <text:p text:style-name="P4">TERRE E ROCCE DA SCAVO : <text:span text:style-name="T29">Il progettista non precisa nulla in merito (oppure è stata prodotta dichiarazione di </text:span><text:span text:style-name="T24">non <text:s/>riutilizzo delle terre e rocce da scavo e conferimento in discarica.</text:span><text:span text:style-name="T29">....)</text:span></text:p>
      <text:p text:style-name="P5"><text:span text:style-name="T30">LINEE VITA :<text:tab/></text:span><text:span text:style-name="T31">è stata prodotta documentazione progettuale/ </text:span><text:span text:style-name="T32">non è stata prodotta la documentazione progettuale/</text:span><text:span text:style-name="T33"> </text:span><text:span text:style-name="T25">La progettazione è stata trasmessa ma deve essere integrata in quanto non è stata prodotta a corredo la relazione di calcolo di verifica della resistenza dei punti di ancoraggio</text:span><text:span text:style-name="T26"> (vedere il caso)</text:span></text:p>
      <text:p text:style-name="P14">NORMATIVA IN MATERIA DI INQUINAMENTO ACUSTICO : <text:span text:style-name="T28">(se del caso)</text:span></text:p>
      <text:p text:style-name="P15">Trattandosi di nuovo insediamento residenziale da realizzare in prossimità di una strada occorre che venga redatto la “valutazione previsionale di clima acustico” come richiesto dalla normativa vigente. </text:p>
      <text:p text:style-name="P5"><text:span text:style-name="T34">(se Piano casa)</text:span> Verifica rispetto dei requisiti richiesti ai sensi dell'art. 6 <text:span text:style-name="T35">o 7 </text:span>della L.R. 49/09:</text:p>
      <text:p text:style-name="P18">l'intervento di ricostruzione in sito deve avvenire in osservanza dei presupposti, dei requisiti, delle condizioni e dei limiti di cui all'art. 6 e quindi può essere assentito in deroga alla disciplina di PUC, fatto salvo:</text:p>
      <text:list xml:id="list4082166977352922196" text:style-name="L2">
        <text:list-item>
          <text:p text:style-name="P30">il rispetto della distanza tra fabbricati ivi prevista </text:p>
        </text:list-item>
        <text:list-item>
          <text:p text:style-name="P30">la dotazione di parcheggi pertinenziali 1 m ogni 10mc </text:p>
        </text:list-item>
        <text:list-item>
          <text:p text:style-name="P30">conformità al PTCP e alle norme di piano di Bacino</text:p>
        </text:list-item>
        <text:list-item>
          <text:p text:style-name="P30">conformità norme antisismiche</text:p>
        </text:list-item>
        <text:list-item>
          <text:p text:style-name="P31">conformità normativa in materia di rendimento energetico</text:p>
        </text:list-item>
      </text:list>
      <text:p text:style-name="P12"/>
      <text:p text:style-name="P12">PARERE UFFICIO :</text:p>
      <text:p text:style-name="P19">Si rileva …........</text:p>
      <text:p text:style-name="P16">L'ufficio ritiene necessario che vengano prodotte alcune integrazioni alla progettazione di seguito meglio specificate : ….......</text:p>
      <text:p text:style-name="P20">(oppure) Per quanto in atti la soluzione progettuale non risulta in contrasto con gli strumenti urbanistici.</text:p>
      <text:p text:style-name="P19">Alla luce di quanto istruito si chiede parere in merito a …....</text:p>
      <text:p text:style-name="P24">Alla luce di quanto sopra istruito si chiede parere in merito alla fattibilità dell'intervento <text:span text:style-name="T1">(e alla deroga richiesta)</text:span>, fermo restando e l'acquisizione delle autorizzazioni e pareri suddetti.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6">Savona, </text:p>
            <text:p text:style-name="P6"/>
          </table:table-cell>
          <table:table-cell table:style-name="Tabella1.A1" office:value-type="string"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8">L’istruttore tecnico</text:p>
            <text:p text:style-name="P8">[onload.istruttore_tecnico]</text:p>
            <text:p text:style-name="P8"/>
          </table:table-cell>
        </table:table-row>
        <table:table-row table:style-name="Tabella1.1">
          <table:table-cell table:style-name="Tabella1.A1" office:value-type="string">
            <text:p text:style-name="P10">Visto del Responsabile del procedimento</text:p>
            <text:p text:style-name="P10">Arch. Giovanna Macario /Geom. Ivo Maffioli</text:p>
            <text:p text:style-name="P10"/>
          </table:table-cell>
          <table:table-cell table:style-name="Tabella1.A1" office:value-type="string">
            <text:p text:style-name="P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padding="0.035cm" fo:border="0.026cm solid #000000"/>
      <style:text-properties style:font-name="Times New Roman" fo:font-size="12pt" fo:language="it" fo:country="IT" fo:font-weight="bold" style:font-size-asian="12pt" style:font-weight-asian="bold" style:font-name-complex="Times New Roman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TT</dc:title>
    <meta:creation-date>2014-04-18T17:34:45.918000000</meta:creation-date>
    <dc:date>2015-07-30T16:08:55.07</dc:date>
    <meta:editing-cycles>18</meta:editing-cycles>
    <meta:editing-duration>PT55M7S</meta:editing-duration>
    <meta:generator>OpenOffice/4.1.0$Win32 OpenOffice.org_project/410m18$Build-9764</meta:generator>
    <meta:document-statistic meta:table-count="1" meta:image-count="0" meta:object-count="0" meta:page-count="2" meta:paragraph-count="61" meta:word-count="582" meta:character-count="4273"/>
  </office:meta>
</office:document-meta>
</file>